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88cm" svg:x="5.176cm" svg:y="1.312cm">
            <draw:object draw:notify-on-update-of-ranges="Sheet1.A1:Sheet1.A1 Sheet1.A2:Sheet1.A8 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Person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nn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i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eorg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ames</text:p>
          </table:table-cell>
          <table:table-cell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6T01:14:28.017000000</meta:creation-date>
    <dc:date>2020-05-26T01:19:14.965000000</dc:date>
    <dc:creator>Regina Henschel</dc:creator>
    <meta:editing-duration>PT4M47S</meta:editing-duration>
    <meta:editing-cycles>1</meta:editing-cycles>
    <meta:generator>LOdaily_24Mai/7.0.0.0.alpha1$Windows_X86_64 LibreOffice_project/0e5e935deb0527c64865cfcc53a0421e56b74b6f</meta:generator>
    <meta:document-statistic meta:table-count="1" meta:cell-count="1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12pt" fo:language="en" fo:country="US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chart-properties chart:solid-type="cuboid"/>
      <style:graphic-properties draw:fill-color="#d3d3d3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circle" chart:style-name="ch1">
        <chart:legend chart:legend-position="end" svg:x="9.509cm" svg:y="3.455cm" style:legend-expansion="custom" svg:width="5.533cm" svg:height="1.629cm" style:legend-expansion-aspect-ratio="3.39656230816452" chart:style-name="ch2"/>
        <chart:plot-area chart:style-name="ch3" table:cell-range-address="Sheet1.A1:Sheet1.B8" chart:data-source-has-labels="both" svg:x="1.501cm" svg:y="0.997cm" svg:width="5.993cm" svg:height="5.993cm">
          <chart:coordinate-region svg:x="1.499cm" svg:y="0.998cm" svg:width="5.998cm" svg:height="5.992cm"/>
          <chart:axis chart:dimension="x" chart:name="primary-x" chart:style-name="ch4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e</text:p>
                <draw:g>
                  <svg:desc>Sheet1.A2:Sheet1.A8</svg:desc>
                </draw:g>
              </table:table-cell>
              <table:table-cell office:value-type="float" office:value="4">
                <text:p>4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Ti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v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eor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